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3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4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5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6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7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8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9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10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1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12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3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14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5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16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7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18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19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20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21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22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23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24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25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26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27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28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29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30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31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32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33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34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35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36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37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38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39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0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41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2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3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44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5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46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7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8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49" style:parent-style-name="Основнойшрифтабзаца" style:family="text">
      <style:text-properties style:font-name-asian="Calibri" style:font-name-complex="Calibri" fo:font-size="12pt" style:font-size-asian="12pt"/>
    </style:style>
    <style:style style:name="T50" style:parent-style-name="Основнойшрифтабзаца" style:family="text">
      <style:text-properties style:font-name-asian="Calibri" style:font-name-complex="Calibri" fo:font-size="12pt" style:font-size-asian="12pt" fo:background-color="#FFFFFF"/>
    </style:style>
    <style:style style:name="T51" style:parent-style-name="Основнойшрифтабзаца" style:family="text">
      <style:text-properties style:font-name-asian="Calibri" style:font-name-complex="Calibri"/>
    </style:style>
    <style:style style:name="T52" style:parent-style-name="Основнойшрифтабзаца" style:family="text">
      <style:text-properties style:font-name-asian="Calibri" style:font-name-complex="Calibri"/>
    </style:style>
    <style:style style:name="T53" style:parent-style-name="Основнойшрифтабзаца" style:family="text">
      <style:text-properties style:font-name-asian="Calibri" style:font-name-complex="Calibri"/>
    </style:style>
    <style:style style:name="T54" style:parent-style-name="Основнойшрифтабзаца" style:family="text">
      <style:text-properties style:font-name-asian="Calibri" style:font-name-complex="Calibri"/>
    </style:style>
    <style:style style:name="T55" style:parent-style-name="Основнойшрифтабзаца" style:family="text">
      <style:text-properties style:font-name-asian="Calibri" style:font-name-complex="Calibri"/>
    </style:style>
    <style:style style:name="T56" style:parent-style-name="Основнойшрифтабзаца" style:family="text">
      <style:text-properties style:font-name-asian="Calibri" style:font-name-complex="Calibri"/>
    </style:style>
    <style:style style:name="T57" style:parent-style-name="Основнойшрифтабзаца" style:family="text">
      <style:text-properties style:font-name-asian="Calibri" style:font-name-complex="Calibri"/>
    </style:style>
    <style:style style:name="T58" style:parent-style-name="Основнойшрифтабзаца" style:family="text">
      <style:text-properties style:font-name-asian="Calibri" style:font-name-complex="Calibri"/>
    </style:style>
    <style:style style:name="T59" style:parent-style-name="Основнойшрифтабзаца" style:family="text">
      <style:text-properties style:font-name-asian="Calibri" style:font-name-complex="Calibri"/>
    </style:style>
    <style:style style:name="T60" style:parent-style-name="Основнойшрифтабзаца" style:family="text">
      <style:text-properties style:font-name-asian="Calibri" style:font-name-complex="Calibri"/>
    </style:style>
    <style:style style:name="T61" style:parent-style-name="Основнойшрифтабзаца" style:family="text">
      <style:text-properties style:font-name-asian="Calibri" style:font-name-complex="Calibri"/>
    </style:style>
    <style:style style:name="T62" style:parent-style-name="Основнойшрифтабзаца" style:family="text">
      <style:text-properties style:font-name-asian="Calibri" style:font-name-complex="Calibri"/>
    </style:style>
    <style:style style:name="T63" style:parent-style-name="Основнойшрифтабзаца" style:family="text">
      <style:text-properties style:font-name-asian="Calibri" style:font-name-complex="Calibri"/>
    </style:style>
    <style:style style:name="T64" style:parent-style-name="Основнойшрифтабзаца" style:family="text">
      <style:text-properties style:font-name-asian="Calibri" style:font-name-complex="Calibri"/>
    </style:style>
    <style:style style:name="P65" style:parent-style-name="Обычный" style:family="paragraph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1. В разделе 1: «Модель, генерация и наполнение базы данных» указать, что при возврате книги только меняется значение поля "sb_is_active" со значения "y" на значение "n", дополнительных записей не появляется.</text:span></text:p>
      <text:p text:style-name="Обычный"/>
      <text:p text:style-name="Обычный"><text:span text:style-name="T3">2. Также в "2.1.4. Пример 4: использование<text:s/></text:span><text:span text:style-name="T4">функции COUNT в запросе с условием" задачи сформулированы: "Задача 2.1.4.a{29}: показать, сколько всего экземпляров книг выдано читателям. Задача 2.1.4.b{30}: показать, сколько всего разных книг выдано читателям." слово «выдано» заменить на "находятся на р</text:span><text:span text:style-name="T5">уках".</text:span></text:p>
      <text:p text:style-name="Обычный"/>
      <text:p text:style-name="Обычный"><text:span text:style-name="T6">3. Задача:<text:s/></text:span><text:span text:style-name="T7">"</text:span><text:span text:style-name="T8">2.1.6. Пример 6: упорядочивание выборки. Задача 2.1.6.a{35}: показать все книги в библиотеке в порядке возрастания их года издания.</text:span><text:span text:style-name="T9"><text:s/>"</text:span><text:span text:style-name="T10"><text:s/>В ответе приведены данные из двух полей (</text:span><text:span text:style-name="T11">"</text:span><text:span text:style-name="T12">b_name</text:span><text:span text:style-name="T13">"</text:span><text:span text:style-name="T14"><text:s/>и<text:s/></text:span><text:span text:style-name="T15">"</text:span><text:span text:style-name="T16">b_year</text:span><text:span text:style-name="T17">"</text:span><text:span text:style-name="T18">), но в вопросе было только одно поле.</text:span></text:p>
      <text:p text:style-name="Обычный"/>
      <text:p text:style-name="Обычный"><text:span text:style-name="T19">6</text:span><text:span text:style-name="T20">. Задание<text:s/></text:span><text:span text:style-name="T21">"</text:span><text:span text:style-name="T22">2.1.6.TSK.A: показать список авторов в обратном алфавитном порядке (т.е. «Я<text:s/></text:span><text:span text:style-name="T23"> А». Решением будет: SELECT `a_name` FROM `authors` group by `a_name` desc; но в поле<text:s/></text:span><text:span text:style-name="T24">"</text:span><text:span text:style-name="T25">a_name</text:span><text:span text:style-name="T26">"</text:span><text:span text:style-name="T27"><text:s/>авторы идут как инициалы, потом фамилия. Есть нелогичность.</text:span></text:p>
      <text:p text:style-name="Обычный"/>
      <text:p text:style-name="Обычный"><text:span text:style-name="T28">7. Решение<text:s/></text:span><text:span text:style-name="T29">"</text:span><text:span text:style-name="T30">2.1.6.b. Альтернативное решение можно получить добавлением знака<text:s/></text:span><text:span text:style-name="T31">"</text:span><text:span text:style-name="T32">минус</text:span><text:span text:style-name="T33">"</text:span><text:span text:style-name="T34"><text:s/>перед именем поля, по которому сортировка реализована по возрастанию, т.е. ORDER BY числовое поле DESC эквивалентно ORDER BY -числовое_поле ASC</text:span><text:span text:style-name="T35">"</text:span><text:span text:style-name="T36">. Тут не мешало бы указать, что решение</text:span><text:span text:style-name="T37"><text:s/>с минусом подходит только для числовых полей, но не работает на текстовых (например<text:s/></text:span><text:span text:style-name="T38">"</text:span><text:span text:style-name="T39">Задание 2.1.6.TSK.A</text:span><text:span text:style-name="T40">"</text:span><text:span text:style-name="T41">).</text:span></text:p>
      <text:p text:style-name="Обычный"/>
      <text:p text:style-name="Обычный"><text:span text:style-name="T42">8. Не работает ссылка {43} на стр. 47 после слов<text:s/></text:span><text:span text:style-name="T43">"</text:span><text:span text:style-name="T44">Решение 2.1.8.c</text:span><text:span text:style-name="T45">"</text:span><text:span text:style-name="T46">. И в принципе, по тексту сбиты ссылки. Нужно все проверять. Дальше про битые сс</text:span><text:span text:style-name="T47">ылки указывать не буду.</text:span></text:p>
      <text:p text:style-name="Обычный"/>
      <text:p text:style-name="Обычный"><text:span text:style-name="T48">9. В условии "Задача 2.1.9.b{56}: показать, сколько в среднем книг сейчас на руках у каждого читателя." двоякая формулировка. Нужно: "Задача 2.1.9.b{56}: показать, сколько в среднем разных книг сейчас на руках у каждого читателя."<text:s/></text:span><text:span text:style-name="T49">(аналогично заданию<text:s/></text:span><text:span text:style-name="T50">2.1.4.b.</text:span></text:p>
      <text:p text:style-name="Обычный"/>
      <text:p text:style-name="Обычный"><text:span text:style-name="T51">10. В условии "Задание 2.2.7.TSK.C: показать среднюю читаемость жанров, т.е. среднее значение от того, сколько раз читатели брали книги каждого автора." ошибка. Следует указать: "Задание 2.2.7.TSK.C: показать среднюю читаемост</text:span><text:span text:style-name="T52">ь жанров, т.е. среднее значение от того, сколько раз читатели брали книги каждого жанра."</text:span></text:p>
      <text:p text:style-name="Обычный"/>
      <text:p text:style-name="Обычный"><text:span text:style-name="T53">11. Перефразировать "Задание 2.2.10.TSK.E: показать информацию о том, какие книги в принципе может взять в библиотеке каждый из читателей." на "Задание 2.2.10.TSK.E:</text:span><text:span text:style-name="T54"><text:s/>показать информацию по каждому из читателй, какие книги в принципе он может взять в библиотеке."</text:span></text:p>
      <text:p text:style-name="Обычный"/>
      <text:p text:style-name="Обычный"><text:span text:style-name="T55">12. Перефразировать "Задание 2.2.10.TSK.G: показать информацию о том, какие изданные до 2010-го года книги в принципе может взять в библиотеке каждый из чит</text:span><text:span text:style-name="T56">ателей." на "Задание 2.2.10.TSK.G: показать информацию показать информацию по каждому из читателй, <text:s/>какие изданные до 2010-го года книги в принципе он может взять в библиотеке."</text:span></text:p>
      <text:p text:style-name="Обычный"/>
      <text:p text:style-name="Обычный"><text:span text:style-name="T57">13. В части 2.3.1. "Пример 21: вставка данных" главы 2.3. "Модификация данны</text:span><text:span text:style-name="T58">х" в конце сбита нумерация заданий для самостоятельной проработки. Вместо "Задание 2.3.1.TSK.A, Задание 2.3.1.TSK.В, Задание 2.3.1.TSK.С" указаны: "Задание 2.3.1.TSK.A, Задание 2.2.1.TSK.В, Задание 2.2.1.TSK.С".</text:span></text:p>
      <text:p text:style-name="Обычный"/>
      <text:p text:style-name="Обычный"><text:span text:style-name="T59">14. В части 2.3.2. ситуация аналогичная: в<text:s/></text:span><text:span text:style-name="T60">конце сбита нумерация заданий для самостоятельной проработки. Вместо "Задание 2.3.2.TSK.A, Задание 2.3.2.TSK.В, Задание 2.3.2.TSK.С" указаны: "Задание 2.3.2.TSK.A, Задание 2.2.2.TSK.В, Задание 2.2.2.TSK.С".</text:span></text:p>
      <text:p text:style-name="Обычный"/>
      <text:p text:style-name="Обычный"><text:span text:style-name="T61">15. В части 2.3.3. ситуация аналогичная: в конце</text:span><text:span text:style-name="T62"><text:s/>сбита нумерация заданий для самостоятельной проработки. Вместо "Задание 2.3.3.TSK.A, Задание 2.3.3.TSK.В, Задание 2.3.3.TSK.С" указаны: "Задание 2.3.3.TSK.A, Задание 2.2.3.TSK.В, Задание 2.2.3.TSK.С".</text:span></text:p>
      <text:p text:style-name="Обычный"/>
      <text:p text:style-name="Обычный"><text:span text:style-name="T63">16. Решения задачи: "Задание 2.3.4.TSK.A: добавить в<text:s/></text:span><text:span text:style-name="T64">базу данных жанры «Политика», «Психология», «История»" для MySQL не одинаково, как для MS SQL и Oracle. В первом жанр "Психология" меняет id_g, <text:s/>а в MS SQL и Oracle - нет.</text:span></text:p>
      <text:p text:style-name="Обычный"/>
      <text:p text:style-name="P65">17. Стр. 30 орфография «Получить результат рабоы функции нможно следующим запросом.»</text:p>
      <text:p text:style-name="Обычный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d.maiko2@gmail.com</dc:creator>
    <meta:creation-date>2018-08-13T19:14:00Z</meta:creation-date>
    <dc:date>2018-08-13T19:15:00Z</dc:date>
    <meta:template xlink:href="Normal.dotm" xlink:type="simple"/>
    <meta:editing-cycles>2</meta:editing-cycles>
    <meta:editing-duration>PT60S</meta:editing-duration>
    <meta:document-statistic meta:page-count="2" meta:paragraph-count="7" meta:word-count="572" meta:character-count="3832" meta:row-count="27" meta:non-whitespace-character-count="3267"/>
  </office:meta>
</office:document-meta>
</file>